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799in"/>
    </style:style>
    <style:style style:name="co2" style:family="table-column">
      <style:table-column-properties fo:break-before="auto" style:column-width="2.104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2.3299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22.83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кластеризированное-нечист-htm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Поисковые запросы</text:p>
          </table:table-cell>
          <table:table-cell office:value-type="string" calcext:value-type="string">
            <text:p>Название группы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Суммарная частотность кластера</text:p>
          </table:table-cell>
          <table:table-cell office:value-type="string" calcext:value-type="string">
            <text:p>% Агрегаторов</text:p>
          </table:table-cell>
          <table:table-cell office:value-type="string" calcext:value-type="string">
            <text:p>Главных страниц</text:p>
          </table:table-cell>
          <table:table-cell office:value-type="string" calcext:value-type="string">
            <text:p>Топоним в запросе</text:p>
          </table:table-cell>
          <table:table-cell office:value-type="string" calcext:value-type="string">
            <text:p>URLs группы</text:p>
          </table:table-cell>
        </table:table-row>
        <table:table-row table:style-name="ro1">
          <table:table-cell office:value-type="string" calcext:value-type="string">
            <text:p>htmx</text:p>
          </table:table-cell>
          <table:table-cell office:value-type="string" calcext:value-type="string">
            <text:p>htmx (3)</text:p>
          </table:table-cell>
          <table:table-cell office:value-type="float" office:value="1671" calcext:value-type="float">
            <text:p>167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Htmx, https://github.com/bigskysoftware/htmx, https://htmx.org/, https://medium.com/@marcnealer/rethinking-the-frontend-with-htmx-780045980352, https://news.ycombinator.com/item?id=42613221, https://refine.dev/blog/what-is-htmx/, https://www.reddit.com/r/webdev/comments/1ec9824/what_is_htmx_and_why_is_it_almost_as_desired_as/, https://x.com/htmx_org?lang=en</text:p>
          </table:table-cell>
        </table:table-row>
        <table:table-row table:style-name="ro1">
          <table:table-cell office:value-type="string" calcext:value-type="string">
            <text:p>htmx js</text:p>
          </table:table-cell>
          <table:table-cell office:value-type="string" calcext:value-type="string">
            <text:p>htmx (3)</text:p>
          </table:table-cell>
          <table:table-cell office:value-type="float" office:value="36" calcext:value-type="float">
            <text:p>36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Htmx, https://github.com/bigskysoftware/htmx, https://htmx.org/, https://medium.com/@marcnealer/rethinking-the-frontend-with-htmx-780045980352, https://news.ycombinator.com/item?id=42613221, https://refine.dev/blog/what-is-htmx/, https://www.reddit.com/r/webdev/comments/1ec9824/what_is_htmx_and_why_is_it_almost_as_desired_as/, https://x.com/htmx_org?lang=en</text:p>
          </table:table-cell>
        </table:table-row>
        <table:table-row table:style-name="ro1">
          <table:table-cell office:value-type="string" calcext:value-type="string">
            <text:p>htmx framework</text:p>
          </table:table-cell>
          <table:table-cell office:value-type="string" calcext:value-type="string">
            <text:p>htmx (3)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Htmx, https://github.com/bigskysoftware/htmx, https://htmx.org/, https://medium.com/@marcnealer/rethinking-the-frontend-with-htmx-780045980352, https://news.ycombinator.com/item?id=42613221, https://refine.dev/blog/what-is-htmx/, https://www.reddit.com/r/webdev/comments/1ec9824/what_is_htmx_and_why_is_it_almost_as_desired_as/, https://x.com/htmx_org?lang=en</text:p>
          </table:table-cell>
        </table:table-row>
        <table:table-row table:style-name="ro1">
          <table:table-cell office:value-type="string" calcext:value-type="string">
            <text:p>django htmx</text:p>
          </table:table-cell>
          <table:table-cell office:value-type="string" calcext:value-type="string">
            <text:p>django htmx (7)</text:p>
          </table:table-cell>
          <table:table-cell office:value-type="float" office:value="106" calcext:value-type="float">
            <text:p>106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damchainz/django-htmx, https://hellosambhavi.com/django-htmx, https://pypi.org/project/django-htmx/, https://django-htmx.readthedocs.io/en/latest/installation.html, https://forum.djangoproject.com/t/using-htmx-and-django-template-partials-together/23772, https://vaaibhavsharma.medium.com/unlocking-the-magic-of-single-page-applications-with-django-and-htmx-f0ba8d93be11, https://www.jetbrains.com/guide/django/tips/django-htmx/, https://www.reddit.com/r/django/comments/10b0uxs/what_is_so_great_about_htmx/, https://www.infoworld.com/article/3802689/dynamic-web-apps-with-htmx-python-and-django.html, https://django-htmx.readthedocs.io/</text:p>
          </table:table-cell>
        </table:table-row>
        <table:table-row table:style-name="ro1">
          <table:table-cell office:value-type="string" calcext:value-type="string">
            <text:p>htmx django</text:p>
          </table:table-cell>
          <table:table-cell office:value-type="string" calcext:value-type="string">
            <text:p>django htmx (7)</text:p>
          </table:table-cell>
          <table:table-cell office:value-type="float" office:value="106" calcext:value-type="float">
            <text:p>106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damchainz/django-htmx, https://hellosambhavi.com/django-htmx, https://pypi.org/project/django-htmx/, https://django-htmx.readthedocs.io/en/latest/installation.html, https://forum.djangoproject.com/t/using-htmx-and-django-template-partials-together/23772, https://vaaibhavsharma.medium.com/unlocking-the-magic-of-single-page-applications-with-django-and-htmx-f0ba8d93be11, https://www.jetbrains.com/guide/django/tips/django-htmx/, https://www.reddit.com/r/django/comments/10b0uxs/what_is_so_great_about_htmx/, https://www.infoworld.com/article/3802689/dynamic-web-apps-with-htmx-python-and-django.html, https://django-htmx.readthedocs.io/</text:p>
          </table:table-cell>
        </table:table-row>
        <table:table-row table:style-name="ro1">
          <table:table-cell office:value-type="string" calcext:value-type="string">
            <text:p>django and htmx</text:p>
          </table:table-cell>
          <table:table-cell office:value-type="string" calcext:value-type="string">
            <text:p>django htmx (7)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damchainz/django-htmx, https://hellosambhavi.com/django-htmx, https://pypi.org/project/django-htmx/, https://django-htmx.readthedocs.io/en/latest/installation.html, https://forum.djangoproject.com/t/using-htmx-and-django-template-partials-together/23772, https://vaaibhavsharma.medium.com/unlocking-the-magic-of-single-page-applications-with-django-and-htmx-f0ba8d93be11, https://www.jetbrains.com/guide/django/tips/django-htmx/, https://www.reddit.com/r/django/comments/10b0uxs/what_is_so_great_about_htmx/, https://www.infoworld.com/article/3802689/dynamic-web-apps-with-htmx-python-and-django.html, https://django-htmx.readthedocs.io/</text:p>
          </table:table-cell>
        </table:table-row>
        <table:table-row table:style-name="ro1">
          <table:table-cell office:value-type="string" calcext:value-type="string">
            <text:p>htmx and django</text:p>
          </table:table-cell>
          <table:table-cell office:value-type="string" calcext:value-type="string">
            <text:p>django htmx (7)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damchainz/django-htmx, https://hellosambhavi.com/django-htmx, https://pypi.org/project/django-htmx/, https://django-htmx.readthedocs.io/en/latest/installation.html, https://forum.djangoproject.com/t/using-htmx-and-django-template-partials-together/23772, https://vaaibhavsharma.medium.com/unlocking-the-magic-of-single-page-applications-with-django-and-htmx-f0ba8d93be11, https://www.jetbrains.com/guide/django/tips/django-htmx/, https://www.reddit.com/r/django/comments/10b0uxs/what_is_so_great_about_htmx/, https://www.infoworld.com/article/3802689/dynamic-web-apps-with-htmx-python-and-django.html, https://django-htmx.readthedocs.io/</text:p>
          </table:table-cell>
        </table:table-row>
        <table:table-row table:style-name="ro1">
          <table:table-cell office:value-type="string" calcext:value-type="string">
            <text:p>django with htmx</text:p>
          </table:table-cell>
          <table:table-cell office:value-type="string" calcext:value-type="string">
            <text:p>django htmx (7)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damchainz/django-htmx, https://hellosambhavi.com/django-htmx, https://pypi.org/project/django-htmx/, https://django-htmx.readthedocs.io/en/latest/installation.html, https://forum.djangoproject.com/t/using-htmx-and-django-template-partials-together/23772, https://vaaibhavsharma.medium.com/unlocking-the-magic-of-single-page-applications-with-django-and-htmx-f0ba8d93be11, https://www.jetbrains.com/guide/django/tips/django-htmx/, https://www.reddit.com/r/django/comments/10b0uxs/what_is_so_great_about_htmx/, https://www.infoworld.com/article/3802689/dynamic-web-apps-with-htmx-python-and-django.html, https://django-htmx.readthedocs.io/</text:p>
          </table:table-cell>
        </table:table-row>
        <table:table-row table:style-name="ro1">
          <table:table-cell office:value-type="string" calcext:value-type="string">
            <text:p>htmx with django</text:p>
          </table:table-cell>
          <table:table-cell office:value-type="string" calcext:value-type="string">
            <text:p>django htmx (7)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damchainz/django-htmx, https://hellosambhavi.com/django-htmx, https://pypi.org/project/django-htmx/, https://django-htmx.readthedocs.io/en/latest/installation.html, https://forum.djangoproject.com/t/using-htmx-and-django-template-partials-together/23772, https://vaaibhavsharma.medium.com/unlocking-the-magic-of-single-page-applications-with-django-and-htmx-f0ba8d93be11, https://www.jetbrains.com/guide/django/tips/django-htmx/, https://www.reddit.com/r/django/comments/10b0uxs/what_is_so_great_about_htmx/, https://www.infoworld.com/article/3802689/dynamic-web-apps-with-htmx-python-and-django.html, https://django-htmx.readthedocs.io/</text:p>
          </table:table-cell>
        </table:table-row>
        <table:table-row table:style-name="ro1">
          <table:table-cell office:value-type="string" calcext:value-type="string">
            <text:p>django htmx catalog</text:p>
          </table:table-cell>
          <table:table-cell office:value-type="string" calcext:value-type="string">
            <text:p>django htmx (7)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damchainz/django-htmx, https://hellosambhavi.com/django-htmx, https://pypi.org/project/django-htmx/, https://django-htmx.readthedocs.io/en/latest/installation.html, https://forum.djangoproject.com/t/using-htmx-and-django-template-partials-together/23772, https://vaaibhavsharma.medium.com/unlocking-the-magic-of-single-page-applications-with-django-and-htmx-f0ba8d93be11, https://www.jetbrains.com/guide/django/tips/django-htmx/, https://www.reddit.com/r/django/comments/10b0uxs/what_is_so_great_about_htmx/, https://www.infoworld.com/article/3802689/dynamic-web-apps-with-htmx-python-and-django.html, https://django-htmx.readthedocs.io/</text:p>
          </table:table-cell>
        </table:table-row>
        <table:table-row table:style-name="ro1">
          <table:table-cell office:value-type="string" calcext:value-type="string">
            <text:p>htmx examples</text:p>
          </table:table-cell>
          <table:table-cell office:value-type="string" calcext:value-type="string">
            <text:p>htmx examples (2)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ostrophecms.com/blog/htmx-examples-and-how-to-use-it, https://github.com/mvolkmann/htmx-examples, https://htmx.org/examples/</text:p>
          </table:table-cell>
        </table:table-row>
        <table:table-row table:style-name="ro1">
          <table:table-cell office:value-type="string" calcext:value-type="string">
            <text:p>htmx примеры</text:p>
          </table:table-cell>
          <table:table-cell office:value-type="string" calcext:value-type="string">
            <text:p>htmx examples (2)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ostrophecms.com/blog/htmx-examples-and-how-to-use-it, https://github.com/mvolkmann/htmx-examples, https://htmx.org/examples/</text:p>
          </table:table-cell>
        </table:table-row>
        <table:table-row table:style-name="ro1">
          <table:table-cell office:value-type="string" calcext:value-type="string">
            <text:p>htmx python</text:p>
          </table:table-cell>
          <table:table-cell office:value-type="string" calcext:value-type="string">
            <text:p>htmx python (2)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HAT-stack/awesome-python-htmx, https://github.com/talkpython/htmx-python-course, https://htmx.org/examples/, https://htmx.org/server-examples/, https://news.ycombinator.com/item?id=39776199, https://testdriven.io/blog/fastapi-htmx/, https://www.bitecode.dev/p/3-irl-use-cases-for-python-and-htmx, https://www.reddit.com/r/htmx/comments/1cls8nf/python_framework_for_htmx/</text:p>
          </table:table-cell>
        </table:table-row>
        <table:table-row table:style-name="ro1">
          <table:table-cell office:value-type="string" calcext:value-type="string">
            <text:p>python htmx</text:p>
          </table:table-cell>
          <table:table-cell office:value-type="string" calcext:value-type="string">
            <text:p>htmx python (2)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HAT-stack/awesome-python-htmx, https://github.com/talkpython/htmx-python-course, https://htmx.org/examples/, https://htmx.org/server-examples/, https://news.ycombinator.com/item?id=39776199, https://testdriven.io/blog/fastapi-htmx/, https://www.bitecode.dev/p/3-irl-use-cases-for-python-and-htmx, https://www.reddit.com/r/htmx/comments/1cls8nf/python_framework_for_htmx/</text:p>
          </table:table-cell>
        </table:table-row>
        <table:table-row table:style-name="ro1">
          <table:table-cell office:value-type="string" calcext:value-type="string">
            <text:p>tailwind htmx</text:p>
          </table:table-cell>
          <table:table-cell office:value-type="string" calcext:value-type="string">
            <text:p>tailwind htmx (3)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unscrapers.com/blog/htmx-tailwindcss-django-intro-setup-part1/, https://sunscrapers.com/blog/htmx-tailwindcss-django-advanced-part2/, https://testdriven.io/blog/django-htmx-tailwind/, https://canopas.com/golang-htmx-tailwind-css-create-responsive-web-application, https://github.com/guyroyse/htmx-tailwind-vite, https://github.com/jritsema/go-htmx-tailwind-example, https://medium.com/gravel-engineering/go-htmx-tailwind-create-beautiful-responsive-web-apps-without-javascript-sort-of-3d096c57524b, https://medium.com/gravel-engineering/personal-blog-with-htmx-go-part-2-integrating-tailwindcss-412ebc4dcc97, https://www.reddit.com/r/htmx/comments/1cmj9xf/htmx_and_tailwind_best_practice/</text:p>
          </table:table-cell>
        </table:table-row>
        <table:table-row table:style-name="ro1">
          <table:table-cell office:value-type="string" calcext:value-type="string">
            <text:p>htmx tailwind</text:p>
          </table:table-cell>
          <table:table-cell office:value-type="string" calcext:value-type="string">
            <text:p>tailwind htmx (3)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unscrapers.com/blog/htmx-tailwindcss-django-intro-setup-part1/, https://sunscrapers.com/blog/htmx-tailwindcss-django-advanced-part2/, https://testdriven.io/blog/django-htmx-tailwind/, https://canopas.com/golang-htmx-tailwind-css-create-responsive-web-application, https://github.com/guyroyse/htmx-tailwind-vite, https://github.com/jritsema/go-htmx-tailwind-example, https://medium.com/gravel-engineering/go-htmx-tailwind-create-beautiful-responsive-web-apps-without-javascript-sort-of-3d096c57524b, https://medium.com/gravel-engineering/personal-blog-with-htmx-go-part-2-integrating-tailwindcss-412ebc4dcc97, https://www.reddit.com/r/htmx/comments/1cmj9xf/htmx_and_tailwind_best_practice/</text:p>
          </table:table-cell>
        </table:table-row>
        <table:table-row table:style-name="ro1">
          <table:table-cell office:value-type="string" calcext:value-type="string">
            <text:p>django htmx tailwind</text:p>
          </table:table-cell>
          <table:table-cell office:value-type="string" calcext:value-type="string">
            <text:p>tailwind htmx (3)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unscrapers.com/blog/htmx-tailwindcss-django-intro-setup-part1/, https://sunscrapers.com/blog/htmx-tailwindcss-django-advanced-part2/, https://testdriven.io/blog/django-htmx-tailwind/, https://canopas.com/golang-htmx-tailwind-css-create-responsive-web-application, https://github.com/guyroyse/htmx-tailwind-vite, https://github.com/jritsema/go-htmx-tailwind-example, https://medium.com/gravel-engineering/go-htmx-tailwind-create-beautiful-responsive-web-apps-without-javascript-sort-of-3d096c57524b, https://medium.com/gravel-engineering/personal-blog-with-htmx-go-part-2-integrating-tailwindcss-412ebc4dcc97, https://www.reddit.com/r/htmx/comments/1cmj9xf/htmx_and_tailwind_best_practice/</text:p>
          </table:table-cell>
        </table:table-row>
        <table:table-row table:style-name="ro1">
          <table:table-cell office:value-type="string" calcext:value-type="string">
            <text:p>htmx javascript</text:p>
          </table:table-cell>
          <table:table-cell office:value-type="string" calcext:value-type="string">
            <text:p>htmx javascript (3)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tmx.org/api/, https://htmx.org/docs/, https://stackoverflow.com/questions/73389202/how-to-execute-javascript-code-after-htmx-makes-an-ajax-request, https://htmx.org/events/, https://htmx.org/reference/, https://medium.com/@marcnealer/rethinking-the-frontend-with-htmx-780045980352, https://putyourlightson.com/articles/htmx-has-a-javascript-api-btw</text:p>
          </table:table-cell>
        </table:table-row>
        <table:table-row table:style-name="ro1">
          <table:table-cell office:value-type="string" calcext:value-type="string">
            <text:p>htmx after request</text:p>
          </table:table-cell>
          <table:table-cell office:value-type="string" calcext:value-type="string">
            <text:p>htmx javascript (3)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tmx.org/api/, https://htmx.org/docs/, https://stackoverflow.com/questions/73389202/how-to-execute-javascript-code-after-htmx-makes-an-ajax-request, https://htmx.org/events/, https://htmx.org/reference/, https://medium.com/@marcnealer/rethinking-the-frontend-with-htmx-780045980352, https://putyourlightson.com/articles/htmx-has-a-javascript-api-btw</text:p>
          </table:table-cell>
        </table:table-row>
        <table:table-row table:style-name="ro1">
          <table:table-cell office:value-type="string" calcext:value-type="string">
            <text:p>htmx ajax</text:p>
          </table:table-cell>
          <table:table-cell office:value-type="string" calcext:value-type="string">
            <text:p>htmx javascript (3)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tmx.org/api/, https://htmx.org/docs/, https://stackoverflow.com/questions/73389202/how-to-execute-javascript-code-after-htmx-makes-an-ajax-request, https://htmx.org/events/, https://htmx.org/reference/, https://medium.com/@marcnealer/rethinking-the-frontend-with-htmx-780045980352, https://putyourlightson.com/articles/htmx-has-a-javascript-api-btw</text:p>
          </table:table-cell>
        </table:table-row>
        <table:table-row table:style-name="ro1">
          <table:table-cell office:value-type="string" calcext:value-type="string">
            <text:p>htmx form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ronfleek.medium.com/sending-data-in-htmx-requests-3-ways-4287ead56dbd, https://forum.djangoproject.com/t/htmx-and-forms/36480, https://htmx.org/docs/, https://htmx.org/examples/, https://htmx.org/examples/click-to-edit/, https://htmx.org/examples/inline-validation/, https://refine.dev/blog/what-is-htmx/, https://tomdekan.com/articles/submit-async-django-form-with-htmx, https://www.photondesigner.com/articles/submit-async-django-form-with-htmx, https://www.reddit.com/r/htmx/comments/1fbwdf2/a_bit_confused_on_htmx_most_examples_i_see_are/</text:p>
          </table:table-cell>
        </table:table-row>
        <table:table-row table:style-name="ro1">
          <table:table-cell office:value-type="string" calcext:value-type="string">
            <text:p>fastapi htmx</text:p>
          </table:table-cell>
          <table:table-cell office:value-type="string" calcext:value-type="string">
            <text:p>fastapi htmx (2)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jaydevm/fastapi-and-htmx-a-modern-approach-to-full-stack-bma, https://dev.to/ken_mwaura1/empowering-web-development-with-fastapi-and-htmx-2000, https://github.com/maces/fastapi-htmx, https://github.com/volfpeter/fasthx, https://htmx.org/server-examples/, https://medium.com/@strasbourgwebsolutions/fastapi-as-a-hypermedia-driven-application-w-htmx-jinja2templates-644c3bfa51d1, https://stackoverflow.com/questions/77365151/how-do-i-successfully-validate-and-parse-htmx-form-data-with-a-python-fastapi-ba, https://sunscrapers.com/blog/modern-web-dev-fastapi-htmx-daisyui/, https://testdriven.io/blog/fastapi-htmx/, https://www.reddit.com/r/FastAPI/comments/1c84jjv/is_fastapi_htmx_a_viable_combination_or_better_to/</text:p>
          </table:table-cell>
        </table:table-row>
        <table:table-row table:style-name="ro1">
          <table:table-cell office:value-type="string" calcext:value-type="string">
            <text:p>htmx fastapi</text:p>
          </table:table-cell>
          <table:table-cell office:value-type="string" calcext:value-type="string">
            <text:p>fastapi htmx (2)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jaydevm/fastapi-and-htmx-a-modern-approach-to-full-stack-bma, https://dev.to/ken_mwaura1/empowering-web-development-with-fastapi-and-htmx-2000, https://github.com/maces/fastapi-htmx, https://github.com/volfpeter/fasthx, https://htmx.org/server-examples/, https://medium.com/@strasbourgwebsolutions/fastapi-as-a-hypermedia-driven-application-w-htmx-jinja2templates-644c3bfa51d1, https://stackoverflow.com/questions/77365151/how-do-i-successfully-validate-and-parse-htmx-form-data-with-a-python-fastapi-ba, https://sunscrapers.com/blog/modern-web-dev-fastapi-htmx-daisyui/, https://testdriven.io/blog/fastapi-htmx/, https://www.reddit.com/r/FastAPI/comments/1c84jjv/is_fastapi_htmx_a_viable_combination_or_better_to/</text:p>
          </table:table-cell>
        </table:table-row>
        <table:table-row table:style-name="ro1">
          <table:table-cell office:value-type="string" calcext:value-type="string">
            <text:p>htmx selec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verydaysuperpowers.dev/articles/triggering-htmx-from-option-tags/, https://gdevops.frama.io/web/htmx/reference/attributes/hx_select/hx_select.html, https://htmx.org/attributes/hx-select-oob/, https://htmx.org/attributes/hx-select/, https://htmx.org/docs/, https://htmx.org/examples/value-select/, https://hypermedia.systems/more-htmx-patterns/, https://stackoverflow.com/questions/77136352/selected-value-from-the-dropdown-using-htmx-framework, https://www.jetbrains.com/guide/dotnet/tutorials/htmx-aspnetcore/cascading-selects/, https://www.reddit.com/r/htmx/comments/1c7uazy/htmx_search_and_select/</text:p>
          </table:table-cell>
        </table:table-row>
        <table:table-row table:style-name="ro1">
          <table:table-cell office:value-type="string" calcext:value-type="string">
            <text:p>htmx js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ronfleek.medium.com/sending-data-in-htmx-requests-3-ways-4287ead56dbd, https://github.com/bigskysoftware/htmx/issues/726, https://htmx.org/docs/, https://htmx.org/essays/why-tend-not-to-use-content-negotiation/, https://jerrynsh.com/creating-a-spaceflight-news-blog-with-htmx-and-json-api/, https://marcus-obst.de/blog/htmx-json-handling, https://stackoverflow.com/questions/79477791/using-htmx-hx-trigger-with-json-in-body-of-response, https://v1.htmx.org/extensions/json-enc/, https://www.reddit.com/r/htmx/comments/ykzy9t/htmx_alongside_an_existing_minimal_json_api/, https://www.submitjson.com/blog/htmx-post-json</text:p>
          </table:table-cell>
        </table:table-row>
        <table:table-row table:style-name="ro1">
          <table:table-cell office:value-type="string" calcext:value-type="string">
            <text:p>alpine htmx</text:p>
          </table:table-cell>
          <table:table-cell office:value-type="string" calcext:value-type="string">
            <text:p>alpine htmx (2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htmx-alpine.nicholasmoen.com/, https://forum.djangoproject.com/t/react-vs-htmx-alpine-js/22345, https://github.com/alpinejs/alpine/discussions/3732, https://github.com/alpinejs/alpine/discussions/3985, https://news.ycombinator.com/item?id=29319298, https://ntorga.com/full-stack-go-app-with-htmx-and-alpinejs/, https://v1.htmx.org/extensions/alpine-morph/, https://www.reddit.com/r/htmx/comments/1ajut2u/htmx_and_alpinejs_a_good_fit/</text:p>
          </table:table-cell>
        </table:table-row>
        <table:table-row table:style-name="ro1">
          <table:table-cell office:value-type="string" calcext:value-type="string">
            <text:p>htmx alpine</text:p>
          </table:table-cell>
          <table:table-cell office:value-type="string" calcext:value-type="string">
            <text:p>alpine htmx (2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htmx-alpine.nicholasmoen.com/, https://forum.djangoproject.com/t/react-vs-htmx-alpine-js/22345, https://github.com/alpinejs/alpine/discussions/3732, https://github.com/alpinejs/alpine/discussions/3985, https://news.ycombinator.com/item?id=29319298, https://ntorga.com/full-stack-go-app-with-htmx-and-alpinejs/, https://v1.htmx.org/extensions/alpine-morph/, https://www.reddit.com/r/htmx/comments/1ajut2u/htmx_and_alpinejs_a_good_fit/</text:p>
          </table:table-cell>
        </table:table-row>
        <table:table-row table:style-name="ro1">
          <table:table-cell office:value-type="string" calcext:value-type="string">
            <text:p>flask htmx</text:p>
          </table:table-cell>
          <table:table-cell office:value-type="string" calcext:value-type="string">
            <text:p>flask htmx (2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capsules.io/tutorial/building-a-full-stack-application-with-flask-and-htmx/, https://flask-htmx.readthedocs.io/en/latest/quickstart.html, https://github.com/marcusschiesser/flask-htmx-boilerplate, https://htmx.org/server-examples/, https://testdriven.io/blog/flask-htmx-tailwind/, https://training.talkpython.fm/courses/htmx-flask-modern-python-web-apps-hold-the-javascript, https://www.freecodecamp.org/news/how-to-implement-instant-search-with-flask-and-htmx/, https://www.reddit.com/r/htmx/comments/16onteo/i_implemented_the_htmx_examples_in_flask/</text:p>
          </table:table-cell>
        </table:table-row>
        <table:table-row table:style-name="ro1">
          <table:table-cell office:value-type="string" calcext:value-type="string">
            <text:p>htmx flask</text:p>
          </table:table-cell>
          <table:table-cell office:value-type="string" calcext:value-type="string">
            <text:p>flask htmx (2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capsules.io/tutorial/building-a-full-stack-application-with-flask-and-htmx/, https://flask-htmx.readthedocs.io/en/latest/quickstart.html, https://github.com/marcusschiesser/flask-htmx-boilerplate, https://htmx.org/server-examples/, https://testdriven.io/blog/flask-htmx-tailwind/, https://training.talkpython.fm/courses/htmx-flask-modern-python-web-apps-hold-the-javascript, https://www.freecodecamp.org/news/how-to-implement-instant-search-with-flask-and-htmx/, https://www.reddit.com/r/htmx/comments/16onteo/i_implemented_the_htmx_examples_in_flask/</text:p>
          </table:table-cell>
        </table:table-row>
        <table:table-row table:style-name="ro1">
          <table:table-cell office:value-type="string" calcext:value-type="string">
            <text:p>htmx checkbox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bigskysoftware/htmx/discussions/2476, https://hamy.xyz/blog/2024-07_htmx-polling-example, https://htmx.org/docs/, https://htmx.org/examples/bulk-update/, https://jacklinke.com/ajax-enabled-checkbox-and-select-with-django-and-htmx, https://stackoverflow.com/questions/77087575/how-can-i-filter-multiple-field-using-checkbox-and-htmx, https://stackoverflow.com/questions/77862122/htmx-interaction-with-checkboxes, https://www.binwang.me/2024-06-08-Create-a-Checkbox-That-Returns-Boolean-Value-for-htmx.html, https://www.bitecode.dev/p/a-little-taste-of-htmx-part-2, https://www.reddit.com/r/htmx/comments/1ce4oal/how_do_you_toggle_query_params_with_checkbox/</text:p>
          </table:table-cell>
        </table:table-row>
        <table:table-row table:style-name="ro1">
          <table:table-cell office:value-type="string" calcext:value-type="string">
            <text:p>htmx комментари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w3schools.com/HTML/html_comments.asp, https://coursme.com/html/osnovi_html/lesson/kommentarii_v_html, https://developer.mozilla.org/en-US/docs/Web/HTML/Guides/Comments, https://doka.guide/html/comments/, https://highload.tech/html-comments/, https://htmlacademy.ru/courses/26/run/7, https://ru.w3docs.com/uchebnik-html/html-kommentarii.html, https://sky.pro/wiki/html/kak-kommentirovat-kod-v-html/, https://www.schoolsw3.com/html/html_comments.php, https://www.w3schools.com/tags/tag_comment.asp</text:p>
          </table:table-cell>
        </table:table-row>
        <table:table-row table:style-name="ro1">
          <table:table-cell office:value-type="string" calcext:value-type="string">
            <text:p>htmx indicato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bigskysoftware/htmx/issues/2894, https://github.com/bigskysoftware/htmx/issues/3142, https://htmx.org/attributes/hx-indicator/, https://htmx.org/docs/, https://htmx.org/examples/lazy-load/, https://htmx.org/reference/, https://hypermedia.systems/more-htmx-patterns/, https://news.ycombinator.com/item?id=37364118, https://stackoverflow.com/questions/74211939/htmx-hide-text-and-show-loading-spinner-while-request-in-progress, https://www.reddit.com/r/htmx/comments/1dabnf3/limits_to_hxindicator_on_forms/</text:p>
          </table:table-cell>
        </table:table-row>
        <table:table-row table:style-name="ro1">
          <table:table-cell office:value-type="string" calcext:value-type="string">
            <text:p>htmx websocke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kuba_szw/chat-with-htmx-websockets-and-hono-bcd, https://github.com/chuhlomin/htmx-websockets, https://hashset.dev/article/21_htmx_web_sockets_signal_r_and_you, https://htmx.org/docs/, https://htmx.org/extensions/ws/, https://kitten.small-web.org/tutorials/htmx-the-htmx-web-socket-extension-and-socket-routes/, https://stackoverflow.com/questions/77422127/htmx-websockets-are-not-replacing-content-in-dom, https://v1.htmx.org/attributes/hx-ws/, https://www.reddit.com/r/htmx/comments/1cst884/htmx_websocket_make_a_button_send_a_request/, https://www.tutorialspoint.com/htmx/htmx_websockets.htm</text:p>
          </table:table-cell>
        </table:table-row>
        <table:table-row table:style-name="ro1">
          <table:table-cell office:value-type="string" calcext:value-type="string">
            <text:p>learn htmx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logrocket.com/using-htmx-modern-apps-classic-techniques/, https://community.xano.com/start-a-discussion/post/working-with-htmx-SLfMTRw0DVqzY88, https://dev.to/jankaritech/introduction-to-htmx-3c7c, https://htmx.org/, https://htmx.org/docs/, https://refine.dev/blog/what-is-htmx/, https://theprimeagen.github.io/fem-htmx/lessons/htmx-basics/htmx-basics, https://www.reddit.com/r/htmx/comments/19fgh4g/best_resources_to_learn_htmx/, https://www.sitepoint.com/htmx-introduction/, https://www.tutorialspoint.com/htmx/index.htm</text:p>
          </table:table-cell>
        </table:table-row>
        <table:table-row table:style-name="ro1">
          <table:table-cell office:value-type="string" calcext:value-type="string">
            <text:p>htmx component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inaryigor.com/htmx-and-web-components-a-perfect-match.html, https://binaryigor.com/htmx-with-shoelace-framework-agnostic-components-in-an-example-app.html, https://htmx.org/docs/, https://htmx.org/essays/webcomponents-work-great/, https://htmx.org/examples/web-components/, https://marcus-obst.de/blog/htmx-web-components?ref=whatblog.ghost.io, https://news.ycombinator.com/item?id=39036693, https://share.unison-lang.org/@tapegram/htmx-components, https://tympanus.net/codrops/2024/08/20/server-first-web-components-with-dsd-htmx-and-islands/, https://www.reddit.com/r/htmx/comments/193hri5/ui_component_libraries/</text:p>
          </table:table-cell>
        </table:table-row>
        <table:table-row table:style-name="ro1">
          <table:table-cell office:value-type="string" calcext:value-type="string">
            <text:p>htmx ss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bigskysoftware/htmx-extensions/blob/main/src/sse/README.md, https://htmx.org/extensions/sse/, https://medium.com/@soverignchriss/real-time-notification-streaming-using-sse-and-htmx-32798b5b2247, https://stackoverflow.com/questions/77387165/how-to-politely-close-an-sse-event-stream-using-htmx, https://threedots.tech/post/live-website-updates-go-sse-htmx/, https://v1.htmx.org/attributes/hx-sse/, https://v1.htmx.org/extensions/server-sent-events/, https://www.npmjs.com/package/htmx-ext-sse, https://www.reddit.com/r/htmx/comments/1f0ari7/q_how_do_i_properly_end_a_htmx_sse/, https://www.tutorialspoint.com/htmx/htmx_server_sent_events.htm</text:p>
          </table:table-cell>
        </table:table-row>
        <table:table-row table:style-name="ro1">
          <table:table-cell office:value-type="string" calcext:value-type="string">
            <text:p>шаблоны html5 htmx django</text:p>
          </table:table-cell>
          <table:table-cell office:value-type="string" calcext:value-type="string">
            <text:p>шаблоны html5 htmx django (3)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using-htmx-and-django-template-partials-together/23772, https://github.com/spookylukey/django-htmx-patterns, https://www.mattlayman.com/blog/2021/how-to-htmx-django/, https://hellosambhavi.com/django-htmx, https://medium.com/@eddyojb/django-with-htmx-economical-modern-app-development-at-last-066b53825e1e, https://testdriven.io/blog/django-htmx-tailwind/, https://www.reddit.com/r/django/comments/msi6n6/guides_or_examples_of_useful_django_htmx_patterns/, https://www.valentinog.com/blog/htmx-django-examples/</text:p>
          </table:table-cell>
        </table:table-row>
        <table:table-row table:style-name="ro1">
          <table:table-cell office:value-type="string" calcext:value-type="string">
            <text:p>django htmx example</text:p>
          </table:table-cell>
          <table:table-cell office:value-type="string" calcext:value-type="string">
            <text:p>шаблоны html5 htmx django (3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using-htmx-and-django-template-partials-together/23772, https://github.com/spookylukey/django-htmx-patterns, https://www.mattlayman.com/blog/2021/how-to-htmx-django/, https://hellosambhavi.com/django-htmx, https://medium.com/@eddyojb/django-with-htmx-economical-modern-app-development-at-last-066b53825e1e, https://testdriven.io/blog/django-htmx-tailwind/, https://www.reddit.com/r/django/comments/msi6n6/guides_or_examples_of_useful_django_htmx_patterns/, https://www.valentinog.com/blog/htmx-django-examples/</text:p>
          </table:table-cell>
        </table:table-row>
        <table:table-row table:style-name="ro1">
          <table:table-cell office:value-type="string" calcext:value-type="string">
            <text:p>htmx django example</text:p>
          </table:table-cell>
          <table:table-cell office:value-type="string" calcext:value-type="string">
            <text:p>шаблоны html5 htmx django (3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using-htmx-and-django-template-partials-together/23772, https://github.com/spookylukey/django-htmx-patterns, https://www.mattlayman.com/blog/2021/how-to-htmx-django/, https://hellosambhavi.com/django-htmx, https://medium.com/@eddyojb/django-with-htmx-economical-modern-app-development-at-last-066b53825e1e, https://testdriven.io/blog/django-htmx-tailwind/, https://www.reddit.com/r/django/comments/msi6n6/guides_or_examples_of_useful_django_htmx_patterns/, https://www.valentinog.com/blog/htmx-django-examples/</text:p>
          </table:table-cell>
        </table:table-row>
      </table:table>
      <table:named-expressions/>
      <table:database-ranges>
        <table:database-range table:name="__Anonymous_Sheet_DB__0" table:target-range-address="'кластеризированное-нечист-htmx'.A1:'кластеризированное-нечист-htmx'.H40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10:03:35.7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5-04-19T10:25:03.403000000</dc:date>
    <meta:editing-duration>PT10M49S</meta:editing-duration>
    <meta:editing-cycles>1</meta:editing-cycles>
    <meta:document-statistic meta:table-count="1" meta:cell-count="320" meta:object-count="0"/>
  </office:meta>
</office:document-meta>
</file>